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8.558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0.792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83cm"/>
    </style:style>
    <style:style style:name="co10" style:family="table-column">
      <style:table-column-properties fo:break-before="auto" style:column-width="0.736cm"/>
    </style:style>
    <style:style style:name="co11" style:family="table-column">
      <style:table-column-properties fo:break-before="auto" style:column-width="1.076cm"/>
    </style:style>
    <style:style style:name="co12" style:family="table-column">
      <style:table-column-properties fo:break-before="auto" style:column-width="0.963cm"/>
    </style:style>
    <style:style style:name="co13" style:family="table-column">
      <style:table-column-properties fo:break-before="auto" style:column-width="7.2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Courier 10 Pitch" style:font-name-asian="Droid Sans Fallback" style:font-name-complex="Lohit Devanagar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Heading">
      <style:paragraph-properties fo:margin-left="0cm"/>
      <style:text-properties style:text-position=""/>
    </style:style>
    <style:style style:name="ce4" style:family="table-cell" style:parent-style-name="Default">
      <style:text-properties style:text-position="" style:font-name="Courier 10 Pitch1" style:font-name-asian="Droid Sans Fallback" style:font-size-asian="6pt" style:font-name-complex="Lohit Devanagari" style:font-size-complex="6pt"/>
    </style:style>
    <style:style style:name="ce5" style:family="table-cell" style:parent-style-name="Default" style:data-style-name="N11"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style:font-name-asian="Droid Sans Fallback" style:font-name-complex="Lohit Devanagar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Heading">
      <style:paragraph-properties fo:margin-left="0cm"/>
    </style:style>
    <style:style style:name="ce9" style:family="table-cell" style:parent-style-name="Default">
      <style:text-properties style:font-name="Courier 10 Pitch1" style:font-name-asian="Droid Sans Fallback" style:font-size-asian="6pt" style:font-name-complex="Lohit Devanagari" style:font-size-complex="6pt"/>
    </style:style>
    <style:style style:name="ce10" style:family="table-cell" style:parent-style-name="Default" style:data-style-name="N11"/>
  </office:automatic-styles>
  <office:body>
    <office:spreadsheet>
      <table:table table:name="clas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rite(Out&amp;, platform_info const&amp;, int)</text:p>
          </table:table-cell>
          <table:table-cell table:style-name="ce1" office:value-type="string" calcext:value-type="string">
            <text:p>✓</text:p>
          </table:table-cell>
          <table:table-cell table:style-name="ce1" table:number-columns-repeated="2"/>
          <table:table-cell table:style-name="ce1" office:value-type="string" calcext:value-type="string">
            <text:p>✓</text:p>
          </table:table-cell>
          <table:table-cell table:style-name="ce4" table:formula="of:=([.C2]=&quot;✓&quot;)+([.D2]=&quot;✓&quot;)+([.E2]=&quot;✓&quot;)+([.F2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rite(Out&amp;, platform_info const&amp;)</text:p>
          </table:table-cell>
          <table:table-cell table:style-name="ce1" office:value-type="string" calcext:value-type="string">
            <text:p>✓</text:p>
          </table:table-cell>
          <table:table-cell table:style-name="ce1" table:number-columns-repeated="2"/>
          <table:table-cell table:style-name="ce1" office:value-type="string" calcext:value-type="string">
            <text:p>✓</text:p>
          </table:table-cell>
          <table:table-cell table:style-name="ce4" table:formula="of:=([.C3]=&quot;✓&quot;)+([.D3]=&quot;✓&quot;)+([.E3]=&quot;✓&quot;)+([.F3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rator&lt;&lt;(Out&amp;, platform_info const&amp;)</text:p>
          </table:table-cell>
          <table:table-cell table:style-name="ce1" office:value-type="string" calcext:value-type="string">
            <text:p>✓</text:p>
          </table:table-cell>
          <table:table-cell table:style-name="ce1" table:number-columns-repeated="2"/>
          <table:table-cell table:style-name="ce1" office:value-type="string" calcext:value-type="string">
            <text:p>✓</text:p>
          </table:table-cell>
          <table:table-cell table:style-name="ce4" table:formula="of:=([.C4]=&quot;✓&quot;)+([.D4]=&quot;✓&quot;)+([.E4]=&quot;✓&quot;)+([.F4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rite(Out&amp;, platform_query const&amp;, int)</text:p>
          </table:table-cell>
          <table:table-cell table:style-name="ce1" table:number-columns-repeated="4"/>
          <table:table-cell table:style-name="ce4"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rite(Out&amp;, platform_query const&amp;)</text:p>
          </table:table-cell>
          <table:table-cell table:style-name="ce1" office:value-type="string" calcext:value-type="string">
            <text:p>✓</text:p>
          </table:table-cell>
          <table:table-cell table:style-name="ce1" table:number-columns-repeated="2"/>
          <table:table-cell table:style-name="ce1" office:value-type="string" calcext:value-type="string">
            <text:p>✓</text:p>
          </table:table-cell>
          <table:table-cell table:style-name="ce4" table:formula="of:=([.C6]=&quot;✓&quot;)+([.D6]=&quot;✓&quot;)+([.E6]=&quot;✓&quot;)+([.F6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rator&lt;&lt;(Out&amp;, platform_query const&amp;)</text:p>
          </table:table-cell>
          <table:table-cell table:style-name="ce1" office:value-type="string" calcext:value-type="string">
            <text:p>✓</text:p>
          </table:table-cell>
          <table:table-cell table:style-name="ce1" table:number-columns-repeated="2"/>
          <table:table-cell table:style-name="ce1" office:value-type="string" calcext:value-type="string">
            <text:p>✓</text:p>
          </table:table-cell>
          <table:table-cell table:style-name="ce4" table:formula="of:=([.C7]=&quot;✓&quot;)+([.D7]=&quot;✓&quot;)+([.E7]=&quot;✓&quot;)+([.F7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rite(Out&amp;, device_info const&amp;, int)</text:p>
          </table:table-cell>
          <table:table-cell table:style-name="ce1" office:value-type="string" calcext:value-type="string">
            <text:p>✓</text:p>
          </table:table-cell>
          <table:table-cell table:style-name="ce1" table:number-columns-repeated="2"/>
          <table:table-cell table:style-name="ce1" office:value-type="string" calcext:value-type="string">
            <text:p>✓</text:p>
          </table:table-cell>
          <table:table-cell table:style-name="ce4" table:formula="of:=([.C8]=&quot;✓&quot;)+([.D8]=&quot;✓&quot;)+([.E8]=&quot;✓&quot;)+([.F8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rite(Out&amp;, device_info const&amp;)</text:p>
          </table:table-cell>
          <table:table-cell table:style-name="ce1" office:value-type="string" calcext:value-type="string">
            <text:p>✓</text:p>
          </table:table-cell>
          <table:table-cell table:style-name="ce1" table:number-columns-repeated="2"/>
          <table:table-cell table:style-name="ce1" office:value-type="string" calcext:value-type="string">
            <text:p>✓</text:p>
          </table:table-cell>
          <table:table-cell table:style-name="ce4" table:formula="of:=([.C9]=&quot;✓&quot;)+([.D9]=&quot;✓&quot;)+([.E9]=&quot;✓&quot;)+([.F9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erator&lt;&lt;(Out&amp;, device_info const&amp;)</text:p>
          </table:table-cell>
          <table:table-cell table:style-name="ce1" office:value-type="string" calcext:value-type="string">
            <text:p>✓</text:p>
          </table:table-cell>
          <table:table-cell table:style-name="ce1" table:number-columns-repeated="2"/>
          <table:table-cell table:style-name="ce1" office:value-type="string" calcext:value-type="string">
            <text:p>✓</text:p>
          </table:table-cell>
          <table:table-cell table:style-name="ce4" table:formula="of:=([.C10]=&quot;✓&quot;)+([.D10]=&quot;✓&quot;)+([.E10]=&quot;✓&quot;)+([.F10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ite(Out&amp;, device_query const&amp;, int)</text:p>
          </table:table-cell>
          <table:table-cell table:style-name="ce1" office:value-type="string" calcext:value-type="string">
            <text:p>✓</text:p>
          </table:table-cell>
          <table:table-cell table:style-name="ce1" table:number-columns-repeated="2"/>
          <table:table-cell table:style-name="ce1" office:value-type="string" calcext:value-type="string">
            <text:p>✓</text:p>
          </table:table-cell>
          <table:table-cell table:style-name="ce4" table:formula="of:=([.C11]=&quot;✓&quot;)+([.D11]=&quot;✓&quot;)+([.E11]=&quot;✓&quot;)+([.F11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rite(Out&amp;, device_query const&amp;)</text:p>
          </table:table-cell>
          <table:table-cell table:style-name="ce1" office:value-type="string" calcext:value-type="string">
            <text:p>✓</text:p>
          </table:table-cell>
          <table:table-cell table:style-name="ce1" table:number-columns-repeated="2"/>
          <table:table-cell table:style-name="ce1" office:value-type="string" calcext:value-type="string">
            <text:p>✓</text:p>
          </table:table-cell>
          <table:table-cell table:style-name="ce4" table:formula="of:=([.C12]=&quot;✓&quot;)+([.D12]=&quot;✓&quot;)+([.E12]=&quot;✓&quot;)+([.F12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erator&lt;&lt;(Out&amp;, device_query const&amp;)</text:p>
          </table:table-cell>
          <table:table-cell table:style-name="ce1" office:value-type="string" calcext:value-type="string">
            <text:p>✓</text:p>
          </table:table-cell>
          <table:table-cell table:style-name="ce1" table:number-columns-repeated="2"/>
          <table:table-cell table:style-name="ce1" office:value-type="string" calcext:value-type="string">
            <text:p>✓</text:p>
          </table:table-cell>
          <table:table-cell table:style-name="ce4" table:formula="of:=([.C13]=&quot;✓&quot;)+([.D13]=&quot;✓&quot;)+([.E13]=&quot;✓&quot;)+([.F13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rite(Out&amp;, platform_layer_info const&amp;, int)</text:p>
          </table:table-cell>
          <table:table-cell table:style-name="ce1" office:value-type="string" calcext:value-type="string">
            <text:p>✓</text:p>
          </table:table-cell>
          <table:table-cell table:style-name="ce1" table:number-columns-repeated="2"/>
          <table:table-cell table:style-name="ce1" office:value-type="string" calcext:value-type="string">
            <text:p>✓</text:p>
          </table:table-cell>
          <table:table-cell table:style-name="ce4" table:formula="of:=([.C14]=&quot;✓&quot;)+([.D14]=&quot;✓&quot;)+([.E14]=&quot;✓&quot;)+([.F14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rite(Out&amp;, platform_layer_info const&amp;)</text:p>
          </table:table-cell>
          <table:table-cell table:style-name="ce1" office:value-type="string" calcext:value-type="string">
            <text:p>✓</text:p>
          </table:table-cell>
          <table:table-cell table:style-name="ce1" table:number-columns-repeated="2"/>
          <table:table-cell table:style-name="ce1" office:value-type="string" calcext:value-type="string">
            <text:p>✓</text:p>
          </table:table-cell>
          <table:table-cell table:style-name="ce4" table:formula="of:=([.C15]=&quot;✓&quot;)+([.D15]=&quot;✓&quot;)+([.E15]=&quot;✓&quot;)+([.F15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erator&lt;&lt;(Out&amp;, platform_layer_info const&amp;)</text:p>
          </table:table-cell>
          <table:table-cell table:style-name="ce1" office:value-type="string" calcext:value-type="string">
            <text:p>✓</text:p>
          </table:table-cell>
          <table:table-cell table:style-name="ce1" table:number-columns-repeated="2"/>
          <table:table-cell table:style-name="ce1" office:value-type="string" calcext:value-type="string">
            <text:p>✓</text:p>
          </table:table-cell>
          <table:table-cell table:style-name="ce4" table:formula="of:=([.C16]=&quot;✓&quot;)+([.D16]=&quot;✓&quot;)+([.E16]=&quot;✓&quot;)+([.F16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rite(Out&amp;, context_info const&amp;, int)</text:p>
          </table:table-cell>
          <table:table-cell table:style-name="ce1" table:number-columns-repeated="4"/>
          <table:table-cell table:style-name="ce4"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rite(Out&amp;, context_info const&amp;)</text:p>
          </table:table-cell>
          <table:table-cell table:style-name="ce1" table:number-columns-repeated="4"/>
          <table:table-cell table:style-name="ce4"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erator&lt;&lt;(Out&amp;, context_info const&amp;)</text:p>
          </table:table-cell>
          <table:table-cell table:style-name="ce1" table:number-columns-repeated="4"/>
          <table:table-cell table:style-name="ce4" table:formula="of:=([.C19]=&quot;✓&quot;)+([.D19]=&quot;✓&quot;)+([.E19]=&quot;✓&quot;)+([.F1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rite(Out&amp;, context_query const&amp;, int)</text:p>
          </table:table-cell>
          <table:table-cell table:style-name="ce1" table:number-columns-repeated="4"/>
          <table:table-cell table:style-name="ce4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rite(Out&amp;, context_query const&amp;)</text:p>
          </table:table-cell>
          <table:table-cell table:style-name="ce1" table:number-columns-repeated="4"/>
          <table:table-cell table:style-name="ce4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perator&lt;&lt;(Out&amp;, context_query const&amp;)</text:p>
          </table:table-cell>
          <table:table-cell table:style-name="ce1" table:number-columns-repeated="4"/>
          <table:table-cell table:style-name="ce4" table:formula="of:=([.C22]=&quot;✓&quot;)+([.D22]=&quot;✓&quot;)+([.E22]=&quot;✓&quot;)+([.F2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22]" office:value-type="float" office:value="21" calcext:value-type="float">
            <text:p>21</text:p>
          </table:table-cell>
          <table:covered-table-cell table:number-columns-repeated="5"/>
          <table:table-cell table:formula="of:=SUM([.G2:.G22])" office:value-type="float" office:value="28" calcext:value-type="float">
            <text:p>28</text:p>
          </table:table-cell>
          <table:table-cell table:formula="of:=4*[.A25]" office:value-type="float" office:value="84" calcext:value-type="float">
            <text:p>84</text:p>
          </table:table-cell>
          <table:table-cell table:style-name="ce5" table:formula="of:=[.G25]/[.H25]" office:value-type="percentage" office:value="0.333333333333333" calcext:value-type="percentage">
            <text:p>33,33%</text:p>
          </table:table-cell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rator&lt;&lt; (Out&amp;, clxx::status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2]=&quot;✓&quot;)+([.D2]=&quot;✓&quot;)+([.E2]=&quot;✓&quot;)+([.F2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rator&lt;&lt; (Out&amp;, clxx::platform_info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3]=&quot;✓&quot;)+([.D3]=&quot;✓&quot;)+([.E3]=&quot;✓&quot;)+([.F3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rator&lt;&lt; (Out&amp;, clxx::device_type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4]=&quot;✓&quot;)+([.D4]=&quot;✓&quot;)+([.E4]=&quot;✓&quot;)+([.F4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rator&lt;&lt; (Out&amp;, clxx::device_info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5]=&quot;✓&quot;)+([.D5]=&quot;✓&quot;)+([.E5]=&quot;✓&quot;)+([.F5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erator&lt;&lt; (Out&amp;, clxx::device_fp_config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6]=&quot;✓&quot;)+([.D6]=&quot;✓&quot;)+([.E6]=&quot;✓&quot;)+([.F6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rator&lt;&lt; (Out&amp;, clxx::device_mem_cache_type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7]=&quot;✓&quot;)+([.D7]=&quot;✓&quot;)+([.E7]=&quot;✓&quot;)+([.F7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rator&lt;&lt; (Out&amp;, clxx::device_local_mem_type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8]=&quot;✓&quot;)+([.D8]=&quot;✓&quot;)+([.E8]=&quot;✓&quot;)+([.F8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erator&lt;&lt; (Out&amp;, clxx::device_exec_capabilities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9]=&quot;✓&quot;)+([.D9]=&quot;✓&quot;)+([.E9]=&quot;✓&quot;)+([.F9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erator&lt;&lt; (Out&amp;, clxx::command_queue_properties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10]=&quot;✓&quot;)+([.D10]=&quot;✓&quot;)+([.E10]=&quot;✓&quot;)+([.F10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erator&lt;&lt; (Out&amp;, clxx::context_info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11]=&quot;✓&quot;)+([.D11]=&quot;✓&quot;)+([.E11]=&quot;✓&quot;)+([.F11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rator&lt;&lt; (Out&amp;, clxx::context_properties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12]=&quot;✓&quot;)+([.D12]=&quot;✓&quot;)+([.E12]=&quot;✓&quot;)+([.F12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erator&lt;&lt; (Out&amp;, clxx::device_partition_property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13]=&quot;✓&quot;)+([.D13]=&quot;✓&quot;)+([.E13]=&quot;✓&quot;)+([.F13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perator&lt;&lt; (Out&amp;, clxx::device_affinity_domain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14]=&quot;✓&quot;)+([.D14]=&quot;✓&quot;)+([.E14]=&quot;✓&quot;)+([.F14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rator&lt;&lt; (Out&amp;, clxx::command_queue_info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15]=&quot;✓&quot;)+([.D15]=&quot;✓&quot;)+([.E15]=&quot;✓&quot;)+([.F15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erator&lt;&lt; (Out&amp;, clxx::mem_flags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16]=&quot;✓&quot;)+([.D16]=&quot;✓&quot;)+([.E16]=&quot;✓&quot;)+([.F16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erator&lt;&lt; (Out&amp;, clxx::mem_migration_flags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17]=&quot;✓&quot;)+([.D17]=&quot;✓&quot;)+([.E17]=&quot;✓&quot;)+([.F17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erator&lt;&lt; (Out&amp;, clxx::channel_order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18]=&quot;✓&quot;)+([.D18]=&quot;✓&quot;)+([.E18]=&quot;✓&quot;)+([.F18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erator&lt;&lt; (Out&amp;, clxx::channel_type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19]=&quot;✓&quot;)+([.D19]=&quot;✓&quot;)+([.E19]=&quot;✓&quot;)+([.F19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erator&lt;&lt; (Out&amp;, clxx::mem_object_type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20]=&quot;✓&quot;)+([.D20]=&quot;✓&quot;)+([.E20]=&quot;✓&quot;)+([.F20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perator&lt;&lt; (Out&amp;, clxx::mem_info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21]=&quot;✓&quot;)+([.D21]=&quot;✓&quot;)+([.E21]=&quot;✓&quot;)+([.F21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perator&lt;&lt; (Out&amp;, clxx::image_info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22]=&quot;✓&quot;)+([.D22]=&quot;✓&quot;)+([.E22]=&quot;✓&quot;)+([.F22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perator&lt;&lt; (Out&amp;, clxx::addressing_mode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23]=&quot;✓&quot;)+([.D23]=&quot;✓&quot;)+([.E23]=&quot;✓&quot;)+([.F23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perator&lt;&lt; (Out&amp;, clxx::filter_mode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24]=&quot;✓&quot;)+([.D24]=&quot;✓&quot;)+([.E24]=&quot;✓&quot;)+([.F24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perator&lt;&lt; (Out&amp;, clxx::sampler_info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25]=&quot;✓&quot;)+([.D25]=&quot;✓&quot;)+([.E25]=&quot;✓&quot;)+([.F25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perator&lt;&lt; (Out&amp;, clxx::map_flags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26]=&quot;✓&quot;)+([.D26]=&quot;✓&quot;)+([.E26]=&quot;✓&quot;)+([.F26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perator&lt;&lt; (Out&amp;, clxx::program_info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27]=&quot;✓&quot;)+([.D27]=&quot;✓&quot;)+([.E27]=&quot;✓&quot;)+([.F27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perator&lt;&lt; (Out&amp;, clxx::program_build_info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28]=&quot;✓&quot;)+([.D28]=&quot;✓&quot;)+([.E28]=&quot;✓&quot;)+([.F28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perator&lt;&lt; (Out&amp;, clxx::program_binary_type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29]=&quot;✓&quot;)+([.D29]=&quot;✓&quot;)+([.E29]=&quot;✓&quot;)+([.F29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perator&lt;&lt; (Out&amp;, clxx::build_status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30]=&quot;✓&quot;)+([.D30]=&quot;✓&quot;)+([.E30]=&quot;✓&quot;)+([.F30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perator&lt;&lt; (Out&amp;, clxx::kernel_info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31]=&quot;✓&quot;)+([.D31]=&quot;✓&quot;)+([.E31]=&quot;✓&quot;)+([.F31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perator&lt;&lt; (Out&amp;, clxx::kernel_arg_info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32]=&quot;✓&quot;)+([.D32]=&quot;✓&quot;)+([.E32]=&quot;✓&quot;)+([.F32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perator&lt;&lt; (Out&amp;, clxx::kernel_arg_address_qualifier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33]=&quot;✓&quot;)+([.D33]=&quot;✓&quot;)+([.E33]=&quot;✓&quot;)+([.F33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perator&lt;&lt; (Out&amp;, clxx::kernel_arg_access_qualifier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34]=&quot;✓&quot;)+([.D34]=&quot;✓&quot;)+([.E34]=&quot;✓&quot;)+([.F34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perator&lt;&lt; (Out&amp;, clxx::kernel_arg_type_qualifier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35]=&quot;✓&quot;)+([.D35]=&quot;✓&quot;)+([.E35]=&quot;✓&quot;)+([.F35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perator&lt;&lt; (Out&amp;, clxx::kernel_work_group_info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36]=&quot;✓&quot;)+([.D36]=&quot;✓&quot;)+([.E36]=&quot;✓&quot;)+([.F36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perator&lt;&lt; (Out&amp;, clxx::event_info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37]=&quot;✓&quot;)+([.D37]=&quot;✓&quot;)+([.E37]=&quot;✓&quot;)+([.F37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perator&lt;&lt; (Out&amp;, clxx::command_type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38]=&quot;✓&quot;)+([.D38]=&quot;✓&quot;)+([.E38]=&quot;✓&quot;)+([.F38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perator&lt;&lt; (Out&amp;, clxx::command_exec_status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39]=&quot;✓&quot;)+([.D39]=&quot;✓&quot;)+([.E39]=&quot;✓&quot;)+([.F39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perator&lt;&lt; (Out&amp;, clxx::buffer_create_type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40]=&quot;✓&quot;)+([.D40]=&quot;✓&quot;)+([.E40]=&quot;✓&quot;)+([.F40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tor&lt;&lt; (Out&amp;, clxx::profiling_info_t)</text:p>
          </table:table-cell>
          <table:table-cell table:style-name="ce6" office:value-type="string" calcext:value-type="string">
            <text:p>✓</text:p>
          </table:table-cell>
          <table:table-cell table:style-name="Default" table:number-columns-repeated="2"/>
          <table:table-cell table:style-name="ce6" office:value-type="string" calcext:value-type="string">
            <text:p>✓</text:p>
          </table:table-cell>
          <table:table-cell table:formula="of:=([.C41]=&quot;✓&quot;)+([.D41]=&quot;✓&quot;)+([.E41]=&quot;✓&quot;)+([.F41]=&quot;✓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8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formula="of:=[.A41]" office:value-type="float" office:value="40" calcext:value-type="float">
            <text:p>40</text:p>
          </table:table-cell>
          <table:covered-table-cell table:number-columns-repeated="5"/>
          <table:table-cell table:formula="of:=SUM([.G13:.G41])" office:value-type="float" office:value="58" calcext:value-type="float">
            <text:p>58</text:p>
          </table:table-cell>
          <table:table-cell table:formula="of:=4*[.A44]" office:value-type="float" office:value="160" calcext:value-type="float">
            <text:p>160</text:p>
          </table:table-cell>
          <table:table-cell table:style-name="ce10" table:formula="of:=[.G44]/[.H44]" office:value-type="percentage" office:value="0.3625" calcext:value-type="percentage">
            <text:p>36,25%</text:p>
          </table:table-cell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7" table:number-columns-repeated="1020" table:default-cell-style-name="Default"/>
        <table:table-row table:style-name="ro1">
          <table:table-cell table:style-name="Heading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20"/>
        </table:table-row>
        <table:table-row table:style-name="ro1">
          <table:table-cell office:value-type="string" calcext:value-type="string">
            <text:p>classes</text:p>
          </table:table-cell>
          <table:table-cell table:formula="of:=[$classes.G25]" office:value-type="float" office:value="28" calcext:value-type="float">
            <text:p>28</text:p>
          </table:table-cell>
          <table:table-cell table:formula="of:=[$classes.H25]" office:value-type="float" office:value="84" calcext:value-type="float">
            <text:p>84</text:p>
          </table:table-cell>
          <table:table-cell table:formula="of:=[$classes.I25]" office:value-type="percentage" office:value="0.333333333333333" calcext:value-type="percentage">
            <text:p>33,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s</text:p>
          </table:table-cell>
          <table:table-cell table:formula="of:=[$types.G44]" office:value-type="float" office:value="58" calcext:value-type="float">
            <text:p>58</text:p>
          </table:table-cell>
          <table:table-cell table:formula="of:=[$types.H44]" office:value-type="float" office:value="160" calcext:value-type="float">
            <text:p>160</text:p>
          </table:table-cell>
          <table:table-cell table:formula="of:=[$types.I44]" office:value-type="percentage" office:value="0.3625" calcext:value-type="percentage">
            <text:p>36,2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])" office:value-type="float" office:value="86" calcext:value-type="float">
            <text:p>86</text:p>
          </table:table-cell>
          <table:table-cell table:formula="of:=SUM([.C2:.C3])" office:value-type="float" office:value="244" calcext:value-type="float">
            <text:p>244</text:p>
          </table:table-cell>
          <table:table-cell table:formula="of:=[.B4]/[.C4]" office:value-type="percentage" office:value="0.352459016393443" calcext:value-type="percentage">
            <text:p>35,25%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.00.0000</text:date>, <text:time style:data-style-name="N2" text:time-value="13:07:59.23321029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4-11-03T13:14:44.430175584</dc:date>
    <dc:creator>Paweł Tomulik</dc:creator>
    <meta:editing-duration>PT7H52M47S</meta:editing-duration>
    <meta:editing-cycles>171</meta:editing-cycles>
    <meta:generator>LibreOffice/4.3.3.2$Linux_X86_64 LibreOffice_project/430m0$Build-2</meta:generator>
    <meta:document-statistic meta:table-count="3" meta:cell-count="338" meta:object-count="0"/>
  </office:meta>
</office:document-meta>
</file>